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T2_265" style:family="text"/>
    <style:style style:name="T2_266" style:family="text"/>
    <style:style style:name="T2_267" style:family="text"/>
    <style:style style:name="T2_268" style:family="text"/>
    <style:style style:name="T2_269" style:family="text"/>
    <style:style style:name="T2_270" style:family="text"/>
    <style:style style:name="T2_271" style:family="text"/>
    <style:style style:name="T2_272" style:family="text"/>
    <style:style style:name="T2_273" style:family="text"/>
    <style:style style:name="T2_274" style:family="text"/>
    <style:style style:name="T2_275" style:family="text"/>
    <style:style style:name="T2_276" style:family="text"/>
    <style:style style:name="T2_277" style:family="text"/>
    <style:style style:name="T2_278" style:family="text"/>
    <style:style style:name="T2_279" style:family="text"/>
    <style:style style:name="T2_280" style:family="text"/>
    <style:style style:name="T2_281" style:family="text"/>
    <style:style style:name="T2_282" style:family="text"/>
    <style:style style:name="T2_283" style:family="text"/>
    <style:style style:name="T2_284" style:family="text"/>
    <style:style style:name="T2_285" style:family="text"/>
    <style:style style:name="T2_286" style:family="text"/>
    <style:style style:name="T2_287" style:family="text"/>
    <style:style style:name="T2_288" style:family="text"/>
    <style:style style:name="T2_289" style:family="text"/>
    <style:style style:name="T2_290" style:family="text"/>
    <style:style style:name="T2_291" style:family="text"/>
    <style:style style:name="T2_292" style:family="text"/>
    <style:style style:name="T2_293" style:family="text"/>
    <style:style style:name="T2_294" style:family="text"/>
    <style:style style:name="T2_295" style:family="text"/>
    <style:style style:name="T2_296" style:family="text"/>
    <style:style style:name="T2_297" style:family="text"/>
    <style:style style:name="T2_298" style:family="text"/>
    <style:style style:name="T2_299" style:family="text"/>
    <style:style style:name="T2_300" style:family="text"/>
    <style:style style:name="T2_301" style:family="text"/>
    <style:style style:name="T2_302" style:family="text"/>
    <style:style style:name="T2_303" style:family="text"/>
    <style:style style:name="T2_304" style:family="text"/>
    <style:style style:name="T2_305" style:family="text"/>
    <style:style style:name="T2_306" style:family="text"/>
    <style:style style:name="T2_307" style:family="text"/>
    <style:style style:name="T2_308" style:family="text"/>
    <style:style style:name="T2_309" style:family="text"/>
    <style:style style:name="T2_310" style:family="text"/>
    <style:style style:name="T2_311" style:family="text"/>
    <style:style style:name="T2_312" style:family="text"/>
    <style:style style:name="T2_313" style:family="text"/>
    <style:style style:name="T2_314" style:family="text"/>
    <style:style style:name="T2_315" style:family="text"/>
    <style:style style:name="T2_316" style:family="text"/>
    <style:style style:name="T2_317" style:family="text"/>
    <style:style style:name="T2_318" style:family="text"/>
    <style:style style:name="T2_319" style:family="text"/>
    <style:style style:name="T2_320" style:family="text"/>
    <style:style style:name="T2_321" style:family="text"/>
    <style:style style:name="T2_322" style:family="text"/>
    <style:style style:name="T2_323" style:family="text"/>
    <style:style style:name="T2_324" style:family="text"/>
    <style:style style:name="T2_325" style:family="text"/>
    <style:style style:name="T2_326" style:family="text"/>
    <style:style style:name="T2_327" style:family="text"/>
    <style:style style:name="T2_328" style:family="text"/>
    <style:style style:name="T2_329" style:family="text"/>
    <style:style style:name="T2_330" style:family="text"/>
    <style:style style:name="T2_331" style:family="text"/>
    <style:style style:name="T2_332" style:family="text"/>
    <style:style style:name="T2_333" style:family="text"/>
    <style:style style:name="T2_334" style:family="text"/>
    <style:style style:name="T2_335" style:family="text"/>
    <style:style style:name="T2_336" style:family="text"/>
    <style:style style:name="T2_337" style:family="text"/>
    <style:style style:name="T2_338" style:family="text"/>
    <style:style style:name="T2_339" style:family="text"/>
    <style:style style:name="T2_340" style:family="text"/>
    <style:style style:name="T2_341" style:family="text"/>
    <style:style style:name="T2_342" style:family="text"/>
    <style:style style:name="T2_343" style:family="text"/>
    <style:style style:name="T2_344" style:family="text"/>
    <style:style style:name="T2_345" style:family="text"/>
    <style:style style:name="T2_346" style:family="text"/>
    <style:style style:name="T2_347" style:family="text"/>
    <style:style style:name="T2_348" style:family="text"/>
    <style:style style:name="T2_349" style:family="text"/>
    <style:style style:name="T2_350" style:family="text"/>
    <style:style style:name="T2_351" style:family="text"/>
    <style:style style:name="T2_352" style:family="text"/>
    <style:style style:name="T2_353" style:family="text"/>
    <style:style style:name="T2_354" style:family="text"/>
    <style:style style:name="T2_355" style:family="text"/>
    <style:style style:name="T2_356" style:family="text"/>
    <style:style style:name="T2_357" style:family="text"/>
    <style:style style:name="T2_358" style:family="text"/>
    <style:style style:name="T2_359" style:family="text"/>
    <style:style style:name="T2_360" style:family="text"/>
    <style:style style:name="T2_361" style:family="text"/>
    <style:style style:name="T2_362" style:family="text"/>
    <style:style style:name="T2_363" style:family="text"/>
    <style:style style:name="T2_364" style:family="text"/>
    <style:style style:name="T2_365" style:family="text"/>
    <style:style style:name="T2_366" style:family="text"/>
    <style:style style:name="T2_367" style:family="text"/>
    <style:style style:name="T2_368" style:family="text"/>
    <style:style style:name="T2_369" style:family="text"/>
    <style:style style:name="T2_370" style:family="text"/>
    <style:style style:name="T2_371" style:family="text"/>
    <style:style style:name="T2_372" style:family="text"/>
    <style:style style:name="T2_373" style:family="text"/>
    <style:style style:name="T2_374" style:family="text"/>
    <style:style style:name="T2_375" style:family="text"/>
    <style:style style:name="T2_376" style:family="text"/>
    <style:style style:name="T2_377" style:family="text"/>
    <style:style style:name="T2_378" style:family="text"/>
    <style:style style:name="T2_379" style:family="text"/>
    <style:style style:name="T2_380" style:family="text"/>
    <style:style style:name="T2_381" style:family="text"/>
    <style:style style:name="T2_382" style:family="text"/>
    <style:style style:name="T2_383" style:family="text"/>
    <style:style style:name="T2_384" style:family="text"/>
    <style:style style:name="T2_385" style:family="text"/>
    <style:style style:name="T2_386" style:family="text"/>
    <style:style style:name="T2_387" style:family="text"/>
    <style:style style:name="T2_388" style:family="text"/>
    <style:style style:name="T2_389" style:family="text"/>
    <style:style style:name="T2_390" style:family="text"/>
    <style:style style:name="T2_391" style:family="text"/>
    <style:style style:name="T2_392" style:family="text"/>
    <style:style style:name="T2_393" style:family="text"/>
    <style:style style:name="T2_394" style:family="text"/>
    <style:style style:name="T2_395" style:family="text"/>
    <style:style style:name="T2_396" style:family="text"/>
    <style:style style:name="T2_397" style:family="text"/>
    <style:style style:name="T2_398" style:family="text"/>
    <style:style style:name="T2_399" style:family="text"/>
    <style:style style:name="T2_400" style:family="text"/>
    <style:style style:name="T2_401" style:family="text"/>
    <style:style style:name="T2_402" style:family="text"/>
    <style:style style:name="T2_403" style:family="text"/>
    <style:style style:name="T2_404" style:family="text"/>
    <style:style style:name="T2_405" style:family="text"/>
    <style:style style:name="T2_406" style:family="text"/>
    <style:style style:name="T2_407" style:family="text"/>
    <style:style style:name="T2_408" style:family="text"/>
    <style:style style:name="T2_409" style:family="text"/>
    <style:style style:name="T2_410" style:family="text"/>
    <style:style style:name="T2_411" style:family="text"/>
    <style:style style:name="T2_412" style:family="text"/>
    <style:style style:name="T2_413" style:family="text"/>
    <style:style style:name="T2_414" style:family="text"/>
    <style:style style:name="T2_415" style:family="text"/>
    <style:style style:name="T2_416" style:family="text"/>
    <style:style style:name="T2_417" style:family="text"/>
    <style:style style:name="T2_418" style:family="text"/>
    <style:style style:name="T2_419" style:family="text"/>
    <style:style style:name="T2_420" style:family="text"/>
    <style:style style:name="T2_421" style:family="text"/>
    <style:style style:name="T2_422" style:family="text"/>
    <style:style style:name="T2_423" style:family="text"/>
    <style:style style:name="T2_424" style:family="text"/>
    <style:style style:name="T2_425" style:family="text"/>
    <style:style style:name="T2_426" style:family="text"/>
    <style:style style:name="T2_427" style:family="text"/>
    <style:style style:name="T2_428" style:family="text"/>
    <style:style style:name="T2_429" style:family="text"/>
    <style:style style:name="T2_430" style:family="text"/>
    <style:style style:name="T2_431" style:family="text"/>
    <style:style style:name="T2_432" style:family="text"/>
    <style:style style:name="T2_433" style:family="text"/>
    <style:style style:name="T2_434" style:family="text"/>
    <style:style style:name="T2_435" style:family="text"/>
    <style:style style:name="T2_436" style:family="text"/>
    <style:style style:name="T2_437" style:family="text"/>
    <style:style style:name="T2_438" style:family="text"/>
    <style:style style:name="T2_439" style:family="text"/>
    <style:style style:name="T2_440" style:family="text"/>
    <style:style style:name="T2_441" style:family="text"/>
    <style:style style:name="T2_442" style:family="text"/>
    <style:style style:name="T2_443" style:family="text"/>
    <style:style style:name="T2_444" style:family="text"/>
    <style:style style:name="T2_445" style:family="text"/>
    <style:style style:name="T2_446" style:family="text"/>
    <style:style style:name="T2_447" style:family="text"/>
    <style:style style:name="T2_448" style:family="text"/>
    <style:style style:name="T2_449" style:family="text"/>
    <style:style style:name="T2_450" style:family="text"/>
    <style:style style:name="T2_451" style:family="text"/>
    <style:style style:name="T2_452" style:family="text"/>
    <style:style style:name="T2_453" style:family="text"/>
    <style:style style:name="T2_454" style:family="text"/>
    <style:style style:name="T2_455" style:family="text"/>
    <style:style style:name="T2_456" style:family="text"/>
    <style:style style:name="T2_457" style:family="text"/>
    <style:style style:name="T2_458" style:family="text"/>
    <style:style style:name="T2_459" style:family="text"/>
    <style:style style:name="T2_460" style:family="text"/>
    <style:style style:name="T2_461" style:family="text"/>
    <style:style style:name="T2_462" style:family="text"/>
    <style:style style:name="T2_463" style:family="text"/>
    <style:style style:name="T2_464" style:family="text"/>
    <style:style style:name="T2_465" style:family="text"/>
    <style:style style:name="T2_466" style:family="text"/>
    <style:style style:name="T2_467" style:family="text"/>
    <style:style style:name="T2_468" style:family="text"/>
    <style:style style:name="T2_469" style:family="text"/>
    <style:style style:name="T2_470" style:family="text"/>
    <style:style style:name="T2_471" style:family="text"/>
    <style:style style:name="T2_472" style:family="text"/>
    <style:style style:name="T2_473" style:family="text"/>
    <style:style style:name="T2_474" style:family="text"/>
    <style:style style:name="T2_475" style:family="text"/>
    <style:style style:name="T2_476" style:family="text"/>
    <style:style style:name="T2_477" style:family="text"/>
    <style:style style:name="T2_478" style:family="text"/>
    <style:style style:name="T2_479" style:family="text"/>
    <style:style style:name="T2_480" style:family="text"/>
    <style:style style:name="T2_481" style:family="text"/>
    <style:style style:name="T2_482" style:family="text"/>
    <style:style style:name="T2_483" style:family="text"/>
    <style:style style:name="T2_484" style:family="text"/>
    <style:style style:name="T2_485" style:family="text"/>
    <style:style style:name="T2_486" style:family="text"/>
    <style:style style:name="T2_487" style:family="text"/>
    <style:style style:name="T2_488" style:family="text"/>
    <style:style style:name="T2_489" style:family="text"/>
    <style:style style:name="T2_490" style:family="text"/>
    <style:style style:name="T2_491" style:family="text"/>
    <style:style style:name="T2_492" style:family="text"/>
    <style:style style:name="T2_493" style:family="text"/>
    <style:style style:name="T2_494" style:family="text"/>
    <style:style style:name="T2_495" style:family="text"/>
    <style:style style:name="T2_496" style:family="text"/>
    <style:style style:name="T2_497" style:family="text"/>
    <style:style style:name="T2_498" style:family="text"/>
    <style:style style:name="T2_499" style:family="text"/>
    <style:style style:name="T2_500" style:family="text"/>
    <style:style style:name="T2_501" style:family="text"/>
    <style:style style:name="T2_502" style:family="text"/>
    <style:style style:name="T2_503" style:family="text"/>
    <style:style style:name="T2_504" style:family="text"/>
    <style:style style:name="T2_505" style:family="text"/>
    <style:style style:name="T2_506" style:family="text"/>
    <style:style style:name="T2_507" style:family="text"/>
    <style:style style:name="T2_508" style:family="text"/>
    <style:style style:name="T2_509" style:family="text"/>
    <style:style style:name="T2_510" style:family="text"/>
    <style:style style:name="T2_511" style:family="text"/>
    <style:style style:name="T2_512" style:family="text"/>
    <style:style style:name="T2_513" style:family="text"/>
    <style:style style:name="T2_514" style:family="text"/>
    <style:style style:name="T2_515" style:family="text"/>
    <style:style style:name="T2_516" style:family="text"/>
    <style:style style:name="T2_517" style:family="text"/>
    <style:style style:name="T2_518" style:family="text"/>
    <style:style style:name="T2_519" style:family="text"/>
    <style:style style:name="T2_520" style:family="text"/>
    <style:style style:name="T2_521" style:family="text"/>
    <style:style style:name="T2_522" style:family="text"/>
    <style:style style:name="T2_523" style:family="text"/>
    <style:style style:name="T2_524" style:family="text"/>
    <style:style style:name="T2_525" style:family="text"/>
    <style:style style:name="T2_526" style:family="text"/>
    <style:style style:name="T2_527" style:family="text"/>
    <style:style style:name="T2_528" style:family="text"/>
    <style:style style:name="T2_529" style:family="text"/>
    <style:style style:name="T2_530" style:family="text"/>
    <style:style style:name="T2_531" style:family="text"/>
    <style:style style:name="T2_532" style:family="text"/>
    <style:style style:name="T2_533" style:family="text"/>
    <style:style style:name="T2_534" style:family="text"/>
    <style:style style:name="T2_535" style:family="text"/>
    <style:style style:name="T2_536" style:family="text"/>
    <style:style style:name="T2_537" style:family="text"/>
    <style:style style:name="T2_538" style:family="text"/>
    <style:style style:name="T2_539" style:family="text"/>
    <style:style style:name="T2_540" style:family="text"/>
    <style:style style:name="T2_541" style:family="text"/>
    <style:style style:name="T2_542" style:family="text"/>
    <style:style style:name="T2_543" style:family="text"/>
    <style:style style:name="T2_544" style:family="text"/>
    <style:style style:name="T2_545" style:family="text"/>
    <style:style style:name="T2_546" style:family="text"/>
    <style:style style:name="T2_547" style:family="text"/>
    <style:style style:name="T2_548" style:family="text"/>
    <style:style style:name="T2_549" style:family="text"/>
    <style:style style:name="T2_550" style:family="text"/>
    <style:style style:name="T2_551" style:family="text"/>
    <style:style style:name="T2_552" style:family="text"/>
    <style:style style:name="T2_553" style:family="text"/>
    <style:style style:name="T2_554" style:family="text"/>
    <style:style style:name="T2_555" style:family="text"/>
    <style:style style:name="T2_556" style:family="text"/>
    <style:style style:name="T2_557" style:family="text"/>
    <style:style style:name="T2_558" style:family="text"/>
    <style:style style:name="T2_559" style:family="text"/>
    <style:style style:name="T2_560" style:family="text"/>
    <style:style style:name="T2_561" style:family="text"/>
    <style:style style:name="T2_562" style:family="text"/>
    <style:style style:name="T2_563" style:family="text"/>
    <style:style style:name="T2_564" style:family="text"/>
    <style:style style:name="T2_565" style:family="text"/>
    <style:style style:name="T2_566" style:family="text"/>
    <style:style style:name="T2_567" style:family="text"/>
    <style:style style:name="T2_568" style:family="text"/>
    <style:style style:name="T2_569" style:family="text"/>
    <style:style style:name="T2_570" style:family="text"/>
    <style:style style:name="T2_571" style:family="text"/>
    <style:style style:name="T2_572" style:family="text"/>
    <style:style style:name="T2_573" style:family="text"/>
    <style:style style:name="T2_574" style:family="text"/>
    <style:style style:name="T2_575" style:family="text"/>
    <style:style style:name="T2_576" style:family="text"/>
    <style:style style:name="T2_577" style:family="text"/>
    <style:style style:name="T2_578" style:family="text"/>
    <style:style style:name="T2_579" style:family="text"/>
    <style:style style:name="T2_580" style:family="text"/>
    <style:style style:name="T2_581" style:family="text"/>
    <style:style style:name="T2_582" style:family="text"/>
    <style:style style:name="T2_583" style:family="text"/>
    <style:style style:name="T2_584" style:family="text"/>
    <style:style style:name="T2_585" style:family="text"/>
    <style:style style:name="T2_586" style:family="text"/>
    <style:style style:name="T2_587" style:family="text"/>
    <style:style style:name="T2_588" style:family="text"/>
    <style:style style:name="T2_589" style:family="text"/>
    <style:style style:name="T2_590" style:family="text"/>
    <style:style style:name="T2_591" style:family="text"/>
    <style:style style:name="T2_592" style:family="text"/>
    <style:style style:name="T2_593" style:family="text"/>
    <style:style style:name="T2_594" style:family="text"/>
    <style:style style:name="T2_595" style:family="text"/>
    <style:style style:name="T2_596" style:family="text"/>
    <style:style style:name="T2_597" style:family="text"/>
    <style:style style:name="T2_598" style:family="text"/>
    <style:style style:name="T2_599" style:family="text"/>
    <style:style style:name="T2_600" style:family="text"/>
    <style:style style:name="T2_601" style:family="text"/>
    <style:style style:name="T2_602" style:family="text"/>
    <style:style style:name="T2_603" style:family="text"/>
    <style:style style:name="T2_604" style:family="text"/>
    <style:style style:name="T2_605" style:family="text"/>
    <style:style style:name="T2_606" style:family="text"/>
    <style:style style:name="T2_607" style:family="text"/>
    <style:style style:name="T2_608" style:family="text"/>
    <style:style style:name="T2_609" style:family="text"/>
    <style:style style:name="T2_610" style:family="text"/>
    <style:style style:name="T2_611" style:family="text"/>
    <style:style style:name="T2_612" style:family="text"/>
    <style:style style:name="T2_613" style:family="text"/>
    <style:style style:name="T2_614" style:family="text"/>
    <style:style style:name="T2_615" style:family="text"/>
    <style:style style:name="T2_616" style:family="text"/>
    <style:style style:name="T2_617" style:family="text"/>
    <style:style style:name="T2_618" style:family="text"/>
    <style:style style:name="T2_619" style:family="text"/>
    <style:style style:name="T2_620" style:family="text"/>
    <style:style style:name="T2_621" style:family="text"/>
    <style:style style:name="T2_622" style:family="text"/>
    <style:style style:name="T2_623" style:family="text"/>
    <style:style style:name="T2_624" style:family="text"/>
    <style:style style:name="T2_625" style:family="text"/>
    <style:style style:name="T2_626" style:family="text"/>
    <style:style style:name="T2_627" style:family="text"/>
    <style:style style:name="T2_628" style:family="text"/>
    <style:style style:name="T2_629" style:family="text"/>
    <style:style style:name="T2_630" style:family="text"/>
    <style:style style:name="T2_631" style:family="text"/>
    <style:style style:name="T2_632" style:family="text"/>
    <style:style style:name="T2_633" style:family="text"/>
    <style:style style:name="T2_634" style:family="text"/>
    <style:style style:name="T2_635" style:family="text"/>
    <style:style style:name="T2_636" style:family="text"/>
    <style:style style:name="T2_637" style:family="text"/>
    <style:style style:name="T2_638" style:family="text"/>
    <style:style style:name="T2_639" style:family="text"/>
    <style:style style:name="T2_640" style:family="text"/>
    <style:style style:name="T2_641" style:family="text"/>
    <style:style style:name="T2_642" style:family="text"/>
    <style:style style:name="T2_643" style:family="text"/>
    <style:style style:name="T2_644" style:family="text"/>
    <style:style style:name="T2_645" style:family="text"/>
    <style:style style:name="T2_646" style:family="text"/>
    <style:style style:name="T2_647" style:family="text"/>
    <style:style style:name="T2_648" style:family="text"/>
    <style:style style:name="T2_649" style:family="text"/>
    <style:style style:name="T2_650" style:family="text"/>
    <style:style style:name="T2_651" style:family="text"/>
    <style:style style:name="T2_652" style:family="text"/>
    <style:style style:name="T2_653" style:family="text"/>
    <style:style style:name="T2_654" style:family="text"/>
    <style:style style:name="T2_655" style:family="text"/>
    <style:style style:name="T2_656" style:family="text"/>
    <style:style style:name="T2_657" style:family="text"/>
    <style:style style:name="T2_658" style:family="text"/>
    <style:style style:name="T2_659" style:family="text"/>
    <style:style style:name="T2_660" style:family="text"/>
    <style:style style:name="T2_661" style:family="text"/>
    <style:style style:name="T2_662" style:family="text"/>
    <style:style style:name="T2_663" style:family="text"/>
    <style:style style:name="T2_664" style:family="text"/>
    <style:style style:name="T2_665" style:family="text"/>
    <style:style style:name="T2_666" style:family="text"/>
    <style:style style:name="T2_667" style:family="text"/>
    <style:style style:name="T2_668" style:family="text"/>
    <style:style style:name="T2_669" style:family="text"/>
    <style:style style:name="T2_670" style:family="text"/>
    <style:style style:name="T2_671" style:family="text"/>
    <style:style style:name="T2_672" style:family="text"/>
    <style:style style:name="T2_673" style:family="text"/>
    <style:style style:name="T2_674" style:family="text"/>
    <style:style style:name="T2_675" style:family="text"/>
    <style:style style:name="T2_676" style:family="text"/>
    <style:style style:name="T2_677" style:family="text"/>
    <style:style style:name="T2_678" style:family="text"/>
    <style:style style:name="T2_679" style:family="text"/>
    <style:style style:name="T2_680" style:family="text"/>
    <style:style style:name="T2_681" style:family="text"/>
    <style:style style:name="T2_682" style:family="text"/>
    <style:style style:name="T2_683" style:family="text"/>
    <style:style style:name="T2_684" style:family="text"/>
    <style:style style:name="T2_685" style:family="text"/>
    <style:style style:name="T2_686" style:family="text"/>
    <style:style style:name="T2_687" style:family="text"/>
    <style:style style:name="T2_688" style:family="text"/>
    <style:style style:name="T2_689" style:family="text"/>
    <style:style style:name="T2_690" style:family="text"/>
    <style:style style:name="T2_691" style:family="text"/>
    <style:style style:name="T2_692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T6_247" style:family="text"/>
    <style:style style:name="T6_248" style:family="text"/>
    <style:style style:name="T6_249" style:family="text"/>
    <style:style style:name="T6_250" style:family="text"/>
    <style:style style:name="T6_251" style:family="text"/>
    <style:style style:name="T6_252" style:family="text"/>
    <style:style style:name="T6_253" style:family="text"/>
    <style:style style:name="T6_254" style:family="text"/>
    <style:style style:name="T6_255" style:family="text"/>
    <style:style style:name="T6_256" style:family="text"/>
    <style:style style:name="T6_257" style:family="text"/>
    <style:style style:name="T6_258" style:family="text"/>
    <style:style style:name="T6_259" style:family="text"/>
    <style:style style:name="T6_260" style:family="text"/>
    <style:style style:name="T6_261" style:family="text"/>
    <style:style style:name="T6_262" style:family="text"/>
    <style:style style:name="T6_263" style:family="text"/>
    <style:style style:name="T6_264" style:family="text"/>
    <style:style style:name="T6_265" style:family="text"/>
    <style:style style:name="T6_266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I</text:span><text:span text:style-name="T2_2"><text:s/></text:span><text:span text:style-name="T2_3">tak</text:span><text:span text:style-name="T2_4"><text:s/></text:span><text:span text:style-name="T2_5">otrzymaliśmy</text:span><text:span text:style-name="T2_6"><text:s/></text:span><text:span text:style-name="T2_7">kolejny</text:span><text:span text:style-name="T2_8"><text:s/></text:span><text:span text:style-name="T2_9">musicalowy</text:span><text:span text:style-name="T2_10"><text:s/></text:span><text:span text:style-name="T2_11">odcinek</text:span><text:span text:style-name="T2_12">.<text:s/></text:span><text:span text:style-name="T2_13">Osobiście</text:span><text:span text:style-name="T2_14"><text:s/></text:span><text:span text:style-name="T2_15">nie</text:span><text:span text:style-name="T2_16"><text:s/></text:span><text:span text:style-name="T2_17">mam</text:span><text:span text:style-name="T2_18"><text:s/></text:span><text:span text:style-name="T2_19">nic</text:span><text:span text:style-name="T2_20"><text:s/></text:span><text:span text:style-name="T2_21">co</text:span><text:span text:style-name="T2_22"><text:s/></text:span><text:span text:style-name="T2_23">do</text:span><text:span text:style-name="T2_24"><text:s/></text:span><text:span text:style-name="T2_25">tej</text:span><text:span text:style-name="T2_26"><text:s/></text:span><text:span text:style-name="T2_27">formy</text:span><text:span text:style-name="T2_28">,<text:s/></text:span><text:span text:style-name="T2_29">bo</text:span><text:span text:style-name="T2_30"><text:s/></text:span><text:span text:style-name="T2_31">daje</text:span><text:span text:style-name="T2_32"><text:s/></text:span><text:span text:style-name="T2_33">twórcom</text:span><text:span text:style-name="T2_34"><text:s/></text:span><text:span text:style-name="T2_35">możliwość</text:span><text:span text:style-name="T2_36"><text:s/></text:span><text:span text:style-name="T2_37">opowiedzenia</text:span><text:span text:style-name="T2_38"><text:s/></text:span><text:span text:style-name="T2_39">historii</text:span><text:span text:style-name="T2_40">,<text:s/></text:span><text:span text:style-name="T2_41">która</text:span><text:span text:style-name="T2_42"><text:s/></text:span><text:span text:style-name="T2_43">mogłaby</text:span><text:span text:style-name="T2_44"><text:s/></text:span><text:span text:style-name="T2_45">się</text:span><text:span text:style-name="T2_46"><text:s/></text:span><text:span text:style-name="T2_47">nie</text:span><text:span text:style-name="T2_48"><text:s/></text:span><text:span text:style-name="T2_49">zmieścić</text:span><text:span text:style-name="T2_50"><text:s/></text:span><text:span text:style-name="T2_51">w</text:span><text:span text:style-name="T2_52"><text:s/>22<text:s/></text:span><text:span text:style-name="T2_53">minutach</text:span><text:span text:style-name="T2_54">.<text:s/></text:span><text:span text:style-name="T2_55">Choć</text:span><text:span text:style-name="T2_56"><text:s/></text:span><text:span text:style-name="T2_57">żadna</text:span><text:span text:style-name="T2_58"><text:s/></text:span><text:span text:style-name="T2_59">z</text:span><text:span text:style-name="T2_60"><text:s/></text:span><text:span text:style-name="T2_61">piosenek</text:span><text:span text:style-name="T2_62"><text:s/></text:span><text:span text:style-name="T2_63">nie</text:span><text:span text:style-name="T2_64"><text:s/></text:span><text:span text:style-name="T2_65">grała</text:span><text:span text:style-name="T2_66"><text:s/></text:span><text:span text:style-name="T2_67">mi</text:span><text:span text:style-name="T2_68"><text:s/></text:span><text:span text:style-name="T2_69">w</text:span><text:span text:style-name="T2_70"><text:s/></text:span><text:span text:style-name="T2_71">nieskończoność</text:span><text:span text:style-name="T2_72"><text:s/></text:span><text:span text:style-name="T2_73">w</text:span><text:span text:style-name="T2_74"><text:s/></text:span><text:span text:style-name="T2_75">głowie</text:span><text:span text:style-name="T2_76">,<text:s/></text:span><text:span text:style-name="T2_77">to</text:span><text:span text:style-name="T2_78"><text:s/></text:span><text:span text:style-name="T2_79">są</text:span><text:span text:style-name="T2_80"><text:s/></text:span><text:span text:style-name="T2_81">one</text:span><text:span text:style-name="T2_82"><text:s/></text:span><text:span text:style-name="T2_83">naprawdę</text:span><text:span text:style-name="T2_84"><text:s/></text:span><text:span text:style-name="T2_85">fajne</text:span><text:span text:style-name="T2_86"><text:s/></text:span><text:span text:style-name="T2_87">i</text:span><text:span text:style-name="T2_88"><text:s/></text:span><text:span text:style-name="T2_89">lubię</text:span><text:span text:style-name="T2_90"><text:s/></text:span><text:span text:style-name="T2_91">od</text:span><text:span text:style-name="T2_92"><text:s/></text:span><text:span text:style-name="T2_93">czasu</text:span><text:span text:style-name="T2_94"><text:s/></text:span><text:span text:style-name="T2_95">do</text:span><text:span text:style-name="T2_96"><text:s/></text:span><text:span text:style-name="T2_97">czasu</text:span><text:span text:style-name="T2_98"><text:s/></text:span><text:span text:style-name="T2_99">do</text:span><text:span text:style-name="T2_100"><text:s/></text:span><text:span text:style-name="T2_101">nich</text:span><text:span text:style-name="T2_102"><text:s/></text:span><text:span text:style-name="T2_103">wrócić</text:span><text:span text:style-name="T2_104">.<text:s/></text:span><text:span text:style-name="T2_105">Zaś</text:span><text:span text:style-name="T2_106"><text:s/></text:span><text:span text:style-name="T2_107">sam</text:span><text:span text:style-name="T2_108"><text:s/></text:span><text:span text:style-name="T2_109">pomysł</text:span><text:span text:style-name="T2_110">,<text:s/></text:span><text:span text:style-name="T2_111">z</text:span><text:span text:style-name="T2_112"><text:s/></text:span><text:span text:style-name="T2_113">jakimi</text:span><text:span text:style-name="T2_114"><text:s/></text:span><text:span text:style-name="T2_115">problemami</text:span><text:span text:style-name="T2_116"><text:s/></text:span><text:span text:style-name="T2_117">na</text:span><text:span text:style-name="T2_118"><text:s/></text:span><text:span text:style-name="T2_119">co</text:span><text:span text:style-name="T2_120"><text:s/></text:span><text:span text:style-name="T2_121">dzień</text:span><text:span text:style-name="T2_122"><text:s/></text:span><text:span text:style-name="T2_123">spotyka</text:span><text:span text:style-name="T2_124"><text:s/></text:span><text:span text:style-name="T2_125">się</text:span><text:span text:style-name="T2_126"><text:s/></text:span><text:span text:style-name="T2_127">Diamond</text:span><text:span text:style-name="T2_128"><text:s/></text:span><text:span text:style-name="T2_129">Tiara</text:span><text:span text:style-name="T2_130">,<text:s/></text:span><text:span text:style-name="T2_131">spowodował</text:span><text:span text:style-name="T2_132">,<text:s/></text:span><text:span text:style-name="T2_133">że</text:span><text:span text:style-name="T2_134"><text:s/></text:span><text:span text:style-name="T2_135">na</text:span><text:span text:style-name="T2_136"><text:s/></text:span><text:span text:style-name="T2_137">początku</text:span><text:span text:style-name="T2_138"><text:s/></text:span><text:span text:style-name="T2_139">uznałem</text:span><text:span text:style-name="T2_140">,<text:s/></text:span><text:span text:style-name="T2_141">iż</text:span><text:span text:style-name="T2_142"><text:s/></text:span><text:span text:style-name="T2_143">jest</text:span><text:span text:style-name="T2_144"><text:s/></text:span><text:span text:style-name="T2_145">to</text:span><text:span text:style-name="T2_146"><text:s/></text:span><text:span text:style-name="T2_147">przesłanie</text:span><text:span text:style-name="T2_148"><text:s/></text:span><text:span text:style-name="T2_149">do</text:span><text:span text:style-name="T2_150"><text:s/></text:span><text:span text:style-name="T2_151">dzieci</text:span><text:span text:style-name="T2_152"><text:s/>–<text:s/></text:span><text:span text:style-name="T2_153">aby</text:span><text:span text:style-name="T2_154"><text:s/></text:span><text:span text:style-name="T2_155">wiedziały</text:span><text:span text:style-name="T2_156">,<text:s/></text:span><text:span text:style-name="T2_157">że</text:span><text:span text:style-name="T2_158"><text:s/></text:span><text:span text:style-name="T2_159">nie</text:span><text:span text:style-name="T2_160"><text:s/></text:span><text:span text:style-name="T2_161">muszą</text:span><text:span text:style-name="T2_162"><text:s/></text:span><text:span text:style-name="T2_163">podążać</text:span><text:span text:style-name="T2_164"><text:s/></text:span><text:span text:style-name="T2_165">krok</text:span><text:span text:style-name="T2_166"><text:s/></text:span><text:span text:style-name="T2_167">w</text:span><text:span text:style-name="T2_168"><text:s/></text:span><text:span text:style-name="T2_169">krok</text:span><text:span text:style-name="T2_170"><text:s/></text:span><text:span text:style-name="T2_171">za</text:span><text:span text:style-name="T2_172"><text:s/></text:span><text:span text:style-name="T2_173">rodzicami</text:span><text:span text:style-name="T2_174"><text:s/></text:span><text:span text:style-name="T2_175">i</text:span><text:span text:style-name="T2_176"><text:s/></text:span><text:span text:style-name="T2_177">robić</text:span><text:span text:style-name="T2_178"><text:s/></text:span><text:span text:style-name="T2_179">dokładnie</text:span><text:span text:style-name="T2_180"><text:s/></text:span><text:span text:style-name="T2_181">to</text:span><text:span text:style-name="T2_182">,<text:s/></text:span><text:span text:style-name="T2_183">co</text:span><text:span text:style-name="T2_184"><text:s/></text:span><text:span text:style-name="T2_185">oni</text:span><text:span text:style-name="T2_186"><text:s/></text:span><text:span text:style-name="T2_187">chcą</text:span><text:span text:style-name="T2_188">.<text:s/></text:span><text:span text:style-name="T2_189">Ale</text:span><text:span text:style-name="T2_190"><text:s/></text:span><text:span text:style-name="T2_191">po</text:span><text:span text:style-name="T2_192"><text:s/></text:span><text:span text:style-name="T2_193">chwili</text:span><text:span text:style-name="T2_194"><text:s/></text:span><text:span text:style-name="T2_195">namysłu</text:span><text:span text:style-name="T2_196"><text:s/></text:span><text:span text:style-name="T2_197">stwierdziłem</text:span><text:span text:style-name="T2_198">,<text:s/></text:span><text:span text:style-name="T2_199">że</text:span><text:span text:style-name="T2_200"><text:s/></text:span><text:span text:style-name="T2_201">to</text:span><text:span text:style-name="T2_202"><text:s/></text:span><text:span text:style-name="T2_203">może</text:span><text:span text:style-name="T2_204"><text:s/></text:span><text:span text:style-name="T2_205">być</text:span><text:span text:style-name="T2_206"><text:s/></text:span><text:span text:style-name="T2_207">za</text:span><text:span text:style-name="T2_208"><text:s/></text:span><text:span text:style-name="T2_209">trudne</text:span><text:span text:style-name="T2_210"><text:s/></text:span><text:span text:style-name="T2_211">dla</text:span><text:span text:style-name="T2_212"><text:s/></text:span><text:span text:style-name="T2_213">maluchów</text:span><text:span text:style-name="T2_214">,<text:s/></text:span><text:span text:style-name="T2_215">tym</text:span><text:span text:style-name="T2_216"><text:s/></text:span><text:span text:style-name="T2_217">bardziej</text:span><text:span text:style-name="T2_218"><text:s/></text:span><text:span text:style-name="T2_219">że</text:span><text:span text:style-name="T2_220"><text:s/></text:span><text:span text:style-name="T2_221">one</text:span><text:span text:style-name="T2_222"><text:s/></text:span><text:span text:style-name="T2_223">w</text:span><text:span text:style-name="T2_224"><text:s/></text:span><text:span text:style-name="T2_225">sposób</text:span><text:span text:style-name="T2_226"><text:s/></text:span><text:span text:style-name="T2_227">naturalny</text:span><text:span text:style-name="T2_228"><text:s/></text:span><text:span text:style-name="T2_229">próbują</text:span><text:span text:style-name="T2_230"><text:s/></text:span><text:span text:style-name="T2_231">naśladować</text:span><text:span text:style-name="T2_232"><text:s/></text:span><text:span text:style-name="T2_233">rodziców</text:span><text:span text:style-name="T2_234">,<text:s/></text:span><text:span text:style-name="T2_235">aby</text:span><text:span text:style-name="T2_236"><text:s/></text:span><text:span text:style-name="T2_237">zdobyć</text:span><text:span text:style-name="T2_238"><text:s/></text:span><text:span text:style-name="T2_239">ich</text:span><text:span text:style-name="T2_240"><text:s/></text:span><text:span text:style-name="T2_241">uznanie</text:span><text:span text:style-name="T2_242">.<text:s/></text:span><text:span text:style-name="T2_243">A</text:span><text:span text:style-name="T2_244"><text:s/></text:span><text:span text:style-name="T2_245">mając</text:span><text:span text:style-name="T2_246"><text:s/></text:span><text:span text:style-name="T2_247">na</text:span><text:span text:style-name="T2_248"><text:s/></text:span><text:span text:style-name="T2_249">uwadze</text:span><text:span text:style-name="T2_250"><text:s/></text:span><text:span text:style-name="T2_251">specjalność</text:span><text:span text:style-name="T2_252"><text:s/></text:span><text:span text:style-name="T2_253">tego</text:span><text:span text:style-name="T2_254"><text:s/></text:span><text:span text:style-name="T2_255">epizodu</text:span><text:span text:style-name="T2_256">,<text:s/></text:span><text:span text:style-name="T2_257">mogę</text:span><text:span text:style-name="T2_258"><text:s/></text:span><text:span text:style-name="T2_259">bez</text:span><text:span text:style-name="T2_260"><text:s/></text:span><text:span text:style-name="T2_261">większej</text:span><text:span text:style-name="T2_262"><text:s/></text:span><text:span text:style-name="T2_263">wątpliwości</text:span><text:span text:style-name="T2_264"><text:s/></text:span><text:span text:style-name="T2_265">założyć</text:span><text:span text:style-name="T2_266">,<text:s text:c="2"/></text:span><text:span text:style-name="T2_267">że</text:span><text:span text:style-name="T2_268"><text:s/></text:span><text:span text:style-name="T2_269">morał</text:span><text:span text:style-name="T2_270"><text:s/></text:span><text:span text:style-name="T2_271">jest</text:span><text:span text:style-name="T2_272"><text:s/></text:span><text:span text:style-name="T2_273">skierowany</text:span><text:span text:style-name="T2_274"><text:s/></text:span><text:span text:style-name="T2_275">do</text:span><text:span text:style-name="T2_276"><text:s/></text:span><text:span text:style-name="T2_277">tej</text:span><text:span text:style-name="T2_278"><text:s/></text:span><text:span text:style-name="T2_279">starszej</text:span><text:span text:style-name="T2_280"><text:s/></text:span><text:span text:style-name="T2_281">widowni</text:span><text:span text:style-name="T2_282">,<text:s/></text:span><text:span text:style-name="T2_283">aby</text:span><text:span text:style-name="T2_284"><text:s/></text:span><text:span text:style-name="T2_285">pozwolili</text:span><text:span text:style-name="T2_286"><text:s/></text:span><text:span text:style-name="T2_287">być</text:span><text:span text:style-name="T2_288"><text:s/></text:span><text:span text:style-name="T2_289">swoim</text:span><text:span text:style-name="T2_290"><text:s/></text:span><text:span text:style-name="T2_291">dzieciom</text:span><text:span text:style-name="T2_292"><text:s/></text:span><text:span text:style-name="T2_293">być</text:span><text:span text:style-name="T2_294"><text:s/></text:span><text:span text:style-name="T2_295">takimi</text:span><text:span text:style-name="T2_296"><text:s/></text:span><text:span text:style-name="T2_297">osobami</text:span><text:span text:style-name="T2_298">,<text:s/></text:span><text:span text:style-name="T2_299">jakimi</text:span><text:span text:style-name="T2_300"><text:s/></text:span><text:span text:style-name="T2_301">chcą</text:span><text:span text:style-name="T2_302">,<text:s/></text:span><text:span text:style-name="T2_303">a</text:span><text:span text:style-name="T2_304"><text:s/></text:span><text:span text:style-name="T2_305">nie</text:span><text:span text:style-name="T2_306"><text:s/></text:span><text:span text:style-name="T2_307">jakimi</text:span><text:span text:style-name="T2_308"><text:s/></text:span><text:span text:style-name="T2_309">dokładnie</text:span><text:span text:style-name="T2_310"><text:s/></text:span><text:span text:style-name="T2_311">oczekujemy</text:span><text:span text:style-name="T2_312">.<text:s/></text:span><text:span text:style-name="T2_313">I</text:span><text:span text:style-name="T2_314"><text:s/></text:span><text:span text:style-name="T2_315">nie</text:span><text:span text:style-name="T2_316"><text:s/></text:span><text:span text:style-name="T2_317">ma</text:span><text:span text:style-name="T2_318"><text:s/></text:span><text:span text:style-name="T2_319">tu</text:span><text:span text:style-name="T2_320"><text:s/></text:span><text:span text:style-name="T2_321">znaczenia</text:span><text:span text:style-name="T2_322">,<text:s/></text:span><text:span text:style-name="T2_323">czy</text:span><text:span text:style-name="T2_324"><text:s/></text:span><text:span text:style-name="T2_325">ktoś</text:span><text:span text:style-name="T2_326"><text:s/></text:span><text:span text:style-name="T2_327">ma</text:span><text:span text:style-name="T2_328"><text:s/></text:span><text:span text:style-name="T2_329">czy</text:span><text:span text:style-name="T2_330"><text:s/></text:span><text:span text:style-name="T2_331">nie</text:span><text:span text:style-name="T2_332"><text:s/></text:span><text:span text:style-name="T2_333">ma</text:span><text:span text:style-name="T2_334"><text:s/></text:span><text:span text:style-name="T2_335">jeszcze</text:span><text:span text:style-name="T2_336"><text:s/></text:span><text:span text:style-name="T2_337">dzieci</text:span><text:span text:style-name="T2_338">.<text:s/></text:span><text:span text:style-name="T2_339">Czasami</text:span><text:span text:style-name="T2_340"><text:s/></text:span><text:span text:style-name="T2_341">zbyt</text:span><text:span text:style-name="T2_342"><text:s/></text:span><text:span text:style-name="T2_343">często</text:span><text:span text:style-name="T2_344"><text:s/></text:span><text:span text:style-name="T2_345">spotykamy</text:span><text:span text:style-name="T2_346"><text:s/></text:span><text:span text:style-name="T2_347">się</text:span><text:span text:style-name="T2_348"><text:s/></text:span><text:span text:style-name="T2_349">z</text:span><text:span text:style-name="T2_350"><text:s/></text:span><text:span text:style-name="T2_351">sytuacjami</text:span><text:span text:style-name="T2_352">,<text:s/></text:span><text:span text:style-name="T2_353">gdzie</text:span><text:span text:style-name="T2_354"><text:s/></text:span><text:span text:style-name="T2_355">oczekiwania</text:span><text:span text:style-name="T2_356"><text:s/></text:span><text:span text:style-name="T2_357">rodziców</text:span><text:span text:style-name="T2_358"><text:s/></text:span><text:span text:style-name="T2_359">nie</text:span><text:span text:style-name="T2_360"><text:s/></text:span><text:span text:style-name="T2_361">mają</text:span><text:span text:style-name="T2_362"><text:s/></text:span><text:span text:style-name="T2_363">nic</text:span><text:span text:style-name="T2_364"><text:s/></text:span><text:span text:style-name="T2_365">wspólnego</text:span><text:span text:style-name="T2_366"><text:s/></text:span><text:span text:style-name="T2_367">z</text:span><text:span text:style-name="T2_368"><text:s/></text:span><text:span text:style-name="T2_369">dobrem</text:span><text:span text:style-name="T2_370"><text:s/></text:span><text:span text:style-name="T2_371">ich</text:span><text:span text:style-name="T2_372"><text:s/></text:span><text:span text:style-name="T2_373">potomków</text:span><text:span text:style-name="T2_374">,<text:s/></text:span><text:span text:style-name="T2_375">a</text:span><text:span text:style-name="T2_376"><text:s/></text:span><text:span text:style-name="T2_377">tylko</text:span><text:span text:style-name="T2_378"><text:s/></text:span><text:span text:style-name="T2_379">pragnieniem</text:span><text:span text:style-name="T2_380"><text:s/></text:span><text:span text:style-name="T2_381">realizacji</text:span><text:span text:style-name="T2_382"><text:s/></text:span><text:span text:style-name="T2_383">swoich</text:span><text:span text:style-name="T2_384"><text:s/></text:span><text:span text:style-name="T2_385">własnych</text:span><text:span text:style-name="T2_386"><text:s/></text:span><text:span text:style-name="T2_387">ambicji</text:span><text:span text:style-name="T2_388">.<text:s/></text:span><text:span text:style-name="T2_389">Zaś</text:span><text:span text:style-name="T2_390"><text:s/></text:span><text:span text:style-name="T2_391">co</text:span><text:span text:style-name="T2_392"><text:s/></text:span><text:span text:style-name="T2_393">do</text:span><text:span text:style-name="T2_394"><text:s/></text:span><text:span text:style-name="T2_395">znaczków</text:span><text:span text:style-name="T2_396">,<text:s/></text:span><text:span text:style-name="T2_397">to</text:span><text:span text:style-name="T2_398"><text:s/></text:span><text:span text:style-name="T2_399">mi</text:span><text:span text:style-name="T2_400"><text:s/></text:span><text:span text:style-name="T2_401">się</text:span><text:span text:style-name="T2_402"><text:s/></text:span><text:span text:style-name="T2_403">podobają</text:span><text:span text:style-name="T2_404">.<text:s/></text:span><text:span text:style-name="T2_405">Jedyne</text:span><text:span text:style-name="T2_406"><text:s/></text:span><text:span text:style-name="T2_407">zastrzeżenie</text:span><text:span text:style-name="T2_408">,<text:s/></text:span><text:span text:style-name="T2_409">jakie</text:span><text:span text:style-name="T2_410"><text:s/></text:span><text:span text:style-name="T2_411">mam</text:span><text:span text:style-name="T2_412">,<text:s/></text:span><text:span text:style-name="T2_413">to</text:span><text:span text:style-name="T2_414"><text:s/></text:span><text:span text:style-name="T2_415">do</text:span><text:span text:style-name="T2_416"><text:s/></text:span><text:span text:style-name="T2_417">ich</text:span><text:span text:style-name="T2_418"><text:s/></text:span><text:span text:style-name="T2_419">wielkości</text:span><text:span text:style-name="T2_420"><text:s/>–<text:s/></text:span><text:span text:style-name="T2_421">mogłyby</text:span><text:span text:style-name="T2_422"><text:s/></text:span><text:span text:style-name="T2_423">być</text:span><text:span text:style-name="T2_424"><text:s/></text:span><text:span text:style-name="T2_425">one</text:span><text:span text:style-name="T2_426"><text:s/></text:span><text:span text:style-name="T2_427">większe</text:span><text:span text:style-name="T2_428">.<text:s/></text:span><text:span text:style-name="T2_429">Mam</text:span><text:span text:style-name="T2_430"><text:s/></text:span><text:span text:style-name="T2_431">nadzieję</text:span><text:span text:style-name="T2_432"><text:s/></text:span><text:span text:style-name="T2_433">że</text:span><text:span text:style-name="T2_434"><text:s/></text:span><text:span text:style-name="T2_435">animatorzy</text:span><text:span text:style-name="T2_436"><text:s/></text:span><text:span text:style-name="T2_437">to</text:span><text:span text:style-name="T2_438"><text:s/></text:span><text:span text:style-name="T2_439">poprawią</text:span><text:span text:style-name="T2_440">.<text:s/></text:span><text:span text:style-name="T2_441">Przy</text:span><text:span text:style-name="T2_442"><text:s/></text:span><text:span text:style-name="T2_443">okazji</text:span><text:span text:style-name="T2_444">,<text:s/></text:span><text:span text:style-name="T2_445">scena</text:span><text:span text:style-name="T2_446"><text:s/></text:span><text:span text:style-name="T2_447">ich</text:span><text:span text:style-name="T2_448"><text:s/></text:span><text:span text:style-name="T2_449">zdobywania</text:span><text:span text:style-name="T2_450">,<text:s/></text:span><text:span text:style-name="T2_451">jak</text:span><text:span text:style-name="T2_452"><text:s/></text:span><text:span text:style-name="T2_453">i</text:span><text:span text:style-name="T2_454"><text:s/></text:span><text:span text:style-name="T2_455">plansza</text:span><text:span text:style-name="T2_456"><text:s/></text:span><text:span text:style-name="T2_457">z</text:span><text:span text:style-name="T2_458"><text:s/></text:span><text:span text:style-name="T2_459">cutie</text:span><text:span text:style-name="T2_460"><text:s/></text:span><text:span text:style-name="T2_461">markami</text:span><text:span text:style-name="T2_462"><text:s/></text:span><text:span text:style-name="T2_463">Mane</text:span><text:span text:style-name="T2_464"><text:s/>6,<text:s/></text:span><text:span text:style-name="T2_465">wyraźnie</text:span><text:span text:style-name="T2_466"><text:s/></text:span><text:span text:style-name="T2_467">wskazują</text:span><text:span text:style-name="T2_468">,<text:s/></text:span><text:span text:style-name="T2_469">że</text:span><text:span text:style-name="T2_470"><text:s/></text:span><text:span text:style-name="T2_471">twórcy</text:span><text:span text:style-name="T2_472"><text:s/></text:span><text:span text:style-name="T2_473">szykują</text:span><text:span text:style-name="T2_474"><text:s/></text:span><text:span text:style-name="T2_475">sobie</text:span><text:span text:style-name="T2_476"><text:s/></text:span><text:span text:style-name="T2_477">jakąś</text:span><text:span text:style-name="T2_478"><text:s/></text:span><text:span text:style-name="T2_479">dodatkową</text:span><text:span text:style-name="T2_480"><text:s/></text:span><text:span text:style-name="T2_481">drogę</text:span><text:span text:style-name="T2_482"><text:s/></text:span><text:span text:style-name="T2_483">dla</text:span><text:span text:style-name="T2_484"><text:s/></text:span><text:span text:style-name="T2_485">fabuły</text:span><text:span text:style-name="T2_486">.<text:s/></text:span><text:span text:style-name="T2_487">Czy</text:span><text:span text:style-name="T2_488"><text:s/></text:span><text:span text:style-name="T2_489">zostanie</text:span><text:span text:style-name="T2_490"><text:s/></text:span><text:span text:style-name="T2_491">ona</text:span><text:span text:style-name="T2_492"><text:s/></text:span><text:span text:style-name="T2_493">wykorzystana</text:span><text:span text:style-name="T2_494">,<text:s/></text:span><text:span text:style-name="T2_495">to</text:span><text:span text:style-name="T2_496"><text:s/></text:span><text:span text:style-name="T2_497">już</text:span><text:span text:style-name="T2_498"><text:s/></text:span><text:span text:style-name="T2_499">inna</text:span><text:span text:style-name="T2_500"><text:s/></text:span><text:span text:style-name="T2_501">sprawa</text:span><text:span text:style-name="T2_502">.<text:s/></text:span><text:span text:style-name="T2_503">Co</text:span><text:span text:style-name="T2_504"><text:s/></text:span><text:span text:style-name="T2_505">do</text:span><text:span text:style-name="T2_506"><text:s/></text:span><text:span text:style-name="T2_507">zarzutów</text:span><text:span text:style-name="T2_508">,<text:s/></text:span><text:span text:style-name="T2_509">to</text:span><text:span text:style-name="T2_510"><text:s/></text:span><text:span text:style-name="T2_511">przede</text:span><text:span text:style-name="T2_512"><text:s/></text:span><text:span text:style-name="T2_513">wszystkim</text:span><text:span text:style-name="T2_514"><text:s/></text:span><text:span text:style-name="T2_515">twórcy</text:span><text:span text:style-name="T2_516"><text:s/></text:span><text:span text:style-name="T2_517">mogliby</text:span><text:span text:style-name="T2_518"><text:s/></text:span><text:span text:style-name="T2_519">w</text:span><text:span text:style-name="T2_520"><text:s/></text:span><text:span text:style-name="T2_521">końcu</text:span><text:span text:style-name="T2_522"><text:s/></text:span><text:span text:style-name="T2_523">powiedzieć</text:span><text:span text:style-name="T2_524"><text:s/></text:span><text:span text:style-name="T2_525">wprost</text:span><text:span text:style-name="T2_526">,<text:s/></text:span><text:span text:style-name="T2_527">co</text:span><text:span text:style-name="T2_528"><text:s/></text:span><text:span text:style-name="T2_529">się</text:span><text:span text:style-name="T2_530"><text:s/></text:span><text:span text:style-name="T2_531">stało</text:span><text:span text:style-name="T2_532"><text:s/></text:span><text:span text:style-name="T2_533">z</text:span><text:span text:style-name="T2_534"><text:s/></text:span><text:span text:style-name="T2_535">rodzicami</text:span><text:span text:style-name="T2_536"><text:s/></text:span><text:span text:style-name="T2_537">AJ</text:span><text:span text:style-name="T2_538">,<text:s/></text:span><text:span text:style-name="T2_539">a</text:span><text:span text:style-name="T2_540"><text:s/></text:span><text:span text:style-name="T2_541">nie</text:span><text:span text:style-name="T2_542"><text:s/></text:span><text:span text:style-name="T2_543">bawić</text:span><text:span text:style-name="T2_544"><text:s/></text:span><text:span text:style-name="T2_545">się</text:span><text:span text:style-name="T2_546"><text:s/></text:span><text:span text:style-name="T2_547">w</text:span><text:span text:style-name="T2_548"><text:s/></text:span><text:span text:style-name="T2_549">półsłówka</text:span><text:span text:style-name="T2_550">.<text:s/></text:span><text:span text:style-name="T2_551">Kolejna</text:span><text:span text:style-name="T2_552"><text:s/></text:span><text:span text:style-name="T2_553">rzecz</text:span><text:span text:style-name="T2_554">,<text:s/></text:span><text:span text:style-name="T2_555">jaka</text:span><text:span text:style-name="T2_556"><text:s/></text:span><text:span text:style-name="T2_557">mnie</text:span><text:span text:style-name="T2_558"><text:s/></text:span><text:span text:style-name="T2_559">boli</text:span><text:span text:style-name="T2_560">,<text:s/></text:span><text:span text:style-name="T2_561">to</text:span><text:span text:style-name="T2_562"><text:s/></text:span><text:span text:style-name="T2_563">lekki</text:span><text:span text:style-name="T2_564"><text:s/></text:span><text:span text:style-name="T2_565">brak</text:span><text:span text:style-name="T2_566"><text:s/></text:span><text:span text:style-name="T2_567">logiki</text:span><text:span text:style-name="T2_568"><text:s/></text:span><text:span text:style-name="T2_569">odnośnie</text:span><text:span text:style-name="T2_570"><text:s/></text:span><text:span text:style-name="T2_571">statusu</text:span><text:span text:style-name="T2_572"><text:s/></text:span><text:span text:style-name="T2_573">całej</text:span><text:span text:style-name="T2_574"><text:s/></text:span><text:span text:style-name="T2_575">Mane</text:span><text:span text:style-name="T2_576"><text:s/>6<text:s/></text:span><text:span text:style-name="T2_577">w</text:span><text:span text:style-name="T2_578"><text:s/></text:span><text:span text:style-name="T2_579">Equestrii</text:span><text:span text:style-name="T2_580"><text:s/>–<text:s/></text:span><text:span text:style-name="T2_581">matka</text:span><text:span text:style-name="T2_582"><text:s/></text:span><text:span text:style-name="T2_583">Diamond</text:span><text:span text:style-name="T2_584"><text:s/></text:span><text:span text:style-name="T2_585">Tiary</text:span><text:span text:style-name="T2_586"><text:s/></text:span><text:span text:style-name="T2_587">woli</text:span><text:span text:style-name="T2_588"><text:s/></text:span><text:span text:style-name="T2_589">układać</text:span><text:span text:style-name="T2_590"><text:s/></text:span><text:span text:style-name="T2_591">się</text:span><text:span text:style-name="T2_592"><text:s/></text:span><text:span text:style-name="T2_593">z</text:span><text:span text:style-name="T2_594"><text:s/></text:span><text:span text:style-name="T2_595">tymi</text:span><text:span text:style-name="T2_596">,<text:s/></text:span><text:span text:style-name="T2_597">na</text:span><text:span text:style-name="T2_598"><text:s/></text:span><text:span text:style-name="T2_599">których</text:span><text:span text:style-name="T2_600"><text:s/></text:span><text:span text:style-name="T2_601">robi</text:span><text:span text:style-name="T2_602"><text:s/></text:span><text:span text:style-name="T2_603">wrażenie</text:span><text:span text:style-name="T2_604"><text:s/></text:span><text:span text:style-name="T2_605">mieszkanie</text:span><text:span text:style-name="T2_606"><text:s/></text:span><text:span text:style-name="T2_607">w</text:span><text:span text:style-name="T2_608"><text:s/></text:span><text:span text:style-name="T2_609">apartamencie</text:span><text:span text:style-name="T2_610"><text:s/></text:span><text:span text:style-name="T2_611">w</text:span><text:span text:style-name="T2_612"><text:s/></text:span><text:span text:style-name="T2_613">zamku</text:span><text:span text:style-name="T2_614"><text:s/>(</text:span><text:span text:style-name="T2_615">mam</text:span><text:span text:style-name="T2_616"><text:s/></text:span><text:span text:style-name="T2_617">na</text:span><text:span text:style-name="T2_618"><text:s/></text:span><text:span text:style-name="T2_619">myśli</text:span><text:span text:style-name="T2_620"><text:s/></text:span><text:span text:style-name="T2_621">Fancy</text:span><text:span text:style-name="T2_622"><text:s/></text:span><text:span text:style-name="T2_623">Pantsa</text:span><text:span text:style-name="T2_624"><text:s/></text:span><text:span text:style-name="T2_625">i</text:span><text:span text:style-name="T2_626"><text:s/></text:span><text:span text:style-name="T2_627">Fleur</text:span><text:span text:style-name="T2_628"><text:s/></text:span><text:span text:style-name="T2_629">Dis</text:span><text:span text:style-name="T2_630"><text:s/></text:span><text:span text:style-name="T2_631">Lee</text:span><text:span text:style-name="T2_632">)<text:s/></text:span><text:span text:style-name="T2_633">niż</text:span><text:span text:style-name="T2_634"><text:s/></text:span><text:span text:style-name="T2_635">pozwolić</text:span><text:span text:style-name="T2_636"><text:s/></text:span><text:span text:style-name="T2_637">zadawać</text:span><text:span text:style-name="T2_638"><text:s/></text:span><text:span text:style-name="T2_639">się</text:span><text:span text:style-name="T2_640"><text:s/></text:span><text:span text:style-name="T2_641">córce</text:span><text:span text:style-name="T2_642"><text:s/></text:span><text:span text:style-name="T2_643">z</text:span><text:span text:style-name="T2_644"><text:s/></text:span><text:span text:style-name="T2_645">kuckami</text:span><text:span text:style-name="T2_646">,<text:s/></text:span><text:span text:style-name="T2_647">których</text:span><text:span text:style-name="T2_648"><text:s/></text:span><text:span text:style-name="T2_649">siostry</text:span><text:span text:style-name="T2_650"><text:s/></text:span><text:span text:style-name="T2_651">co</text:span><text:span text:style-name="T2_652"><text:s/></text:span><text:span text:style-name="T2_653">weekend</text:span><text:span text:style-name="T2_654"><text:s/></text:span><text:span text:style-name="T2_655">wpadają</text:span><text:span text:style-name="T2_656"><text:s/></text:span><text:span text:style-name="T2_657">na</text:span><text:span text:style-name="T2_658"><text:s/></text:span><text:span text:style-name="T2_659">herbatkę</text:span><text:span text:style-name="T2_660"><text:s/></text:span><text:span text:style-name="T2_661">i</text:span><text:span text:style-name="T2_662"><text:s/></text:span><text:span text:style-name="T2_663">ciastko</text:span><text:span text:style-name="T2_664"><text:s/></text:span><text:span text:style-name="T2_665">do</text:span><text:span text:style-name="T2_666"><text:s/></text:span><text:span text:style-name="T2_667">księżniczek</text:span><text:span text:style-name="T2_668">.<text:s/></text:span><text:span text:style-name="T2_669">Odcinek</text:span><text:span text:style-name="T2_670"><text:s/></text:span><text:span text:style-name="T2_671">oceniam</text:span><text:span text:style-name="T2_672"><text:s/></text:span><text:span text:style-name="T2_673">bardzo</text:span><text:span text:style-name="T2_674"><text:s/></text:span><text:span text:style-name="T2_675">dobrze</text:span><text:span text:style-name="T2_676"><text:s/></text:span><text:span text:style-name="T2_677">i</text:span><text:span text:style-name="T2_678"><text:s/></text:span><text:span text:style-name="T2_679">jako</text:span><text:span text:style-name="T2_680"><text:s/></text:span><text:span text:style-name="T2_681">jeden</text:span><text:span text:style-name="T2_682"><text:s/></text:span><text:span text:style-name="T2_683">z</text:span><text:span text:style-name="T2_684"><text:s/></text:span><text:span text:style-name="T2_685">lepszych</text:span><text:span text:style-name="T2_686"><text:s/></text:span><text:span text:style-name="T2_687">w</text:span><text:span text:style-name="T2_688"><text:s/></text:span><text:span text:style-name="T2_689">całym</text:span><text:span text:style-name="T2_690"><text:s/></text:span><text:span text:style-name="T2_691">sezonie</text:span><text:span text:style-name="T2_692">.</text:span></text:p>
      <text:p text:style-name="P3"><text:span text:style-name="T3_1">Abstrahując</text:span><text:span text:style-name="T3_2"><text:s/></text:span><text:span text:style-name="T3_3">już</text:span><text:span text:style-name="T3_4"><text:s/></text:span><text:span text:style-name="T3_5">od</text:span><text:span text:style-name="T3_6"><text:s/></text:span><text:span text:style-name="T3_7">wszystkiego</text:span><text:span text:style-name="T3_8">,<text:s/></text:span><text:span text:style-name="T3_9">to</text:span><text:span text:style-name="T3_10"><text:s/></text:span><text:span text:style-name="T3_11">jedną</text:span><text:span text:style-name="T3_12"><text:s/></text:span><text:span text:style-name="T3_13">z</text:span><text:span text:style-name="T3_14"><text:s/></text:span><text:span text:style-name="T3_15">rzeczy</text:span><text:span text:style-name="T3_16">,<text:s/></text:span><text:span text:style-name="T3_17">jaką</text:span><text:span text:style-name="T3_18"><text:s/></text:span><text:span text:style-name="T3_19">bym</text:span><text:span text:style-name="T3_20"><text:s/></text:span><text:span text:style-name="T3_21">chciał</text:span><text:span text:style-name="T3_22"><text:s/></text:span><text:span text:style-name="T3_23">przenieść</text:span><text:span text:style-name="T3_24"><text:s/></text:span><text:span text:style-name="T3_25">do</text:span><text:span text:style-name="T3_26"><text:s/></text:span><text:span text:style-name="T3_27">świata</text:span><text:span text:style-name="T3_28"><text:s/></text:span><text:span text:style-name="T3_29">rzeczywistego</text:span><text:span text:style-name="T3_30"><text:s/></text:span><text:span text:style-name="T3_31">z</text:span><text:span text:style-name="T3_32"><text:s/></text:span><text:span text:style-name="T3_33">bajek</text:span><text:span text:style-name="T3_34">,<text:s/></text:span><text:span text:style-name="T3_35">to</text:span><text:span text:style-name="T3_36"><text:s/></text:span><text:span text:style-name="T3_37">model</text:span><text:span text:style-name="T3_38"><text:s/></text:span><text:span text:style-name="T3_39">tamtejszej</text:span><text:span text:style-name="T3_40"><text:s/></text:span><text:span text:style-name="T3_41">demokracji</text:span><text:span text:style-name="T3_42">.<text:s/></text:span><text:span text:style-name="T3_43">Tam</text:span><text:span text:style-name="T3_44"><text:s/></text:span><text:span text:style-name="T3_45">nikt</text:span><text:span text:style-name="T3_46"><text:s/></text:span><text:span text:style-name="T3_47">nie</text:span><text:span text:style-name="T3_48"><text:s/></text:span><text:span text:style-name="T3_49">zasłania</text:span><text:span text:style-name="T3_50"><text:s/></text:span><text:span text:style-name="T3_51">się</text:span><text:span text:style-name="T3_52"><text:s/></text:span><text:span text:style-name="T3_53">wymyślnymi</text:span><text:span text:style-name="T3_54"><text:s/></text:span><text:span text:style-name="T3_55">hasłami</text:span><text:span text:style-name="T3_56"><text:s/></text:span><text:span text:style-name="T3_57">propagandowymi</text:span><text:span text:style-name="T3_58">,<text:s/></text:span><text:span text:style-name="T3_59">tylko</text:span><text:span text:style-name="T3_60"><text:s/></text:span><text:span text:style-name="T3_61">mówi</text:span><text:span text:style-name="T3_62"><text:s/></text:span><text:span text:style-name="T3_63">wprost</text:span><text:span text:style-name="T3_64">,<text:s/></text:span><text:span text:style-name="T3_65">co</text:span><text:span text:style-name="T3_66"><text:s/></text:span><text:span text:style-name="T3_67">zamierza</text:span><text:span text:style-name="T3_68"><text:s/></text:span><text:span text:style-name="T3_69">zrobić</text:span><text:span text:style-name="T3_70">,<text:s/></text:span><text:span text:style-name="T3_71">a</text:span><text:span text:style-name="T3_72"><text:s/></text:span><text:span text:style-name="T3_73">co</text:span><text:span text:style-name="T3_74"><text:s/></text:span><text:span text:style-name="T3_75">najlepsze</text:span><text:span text:style-name="T3_76">,<text:s/></text:span><text:span text:style-name="T3_77">to</text:span><text:span text:style-name="T3_78"><text:s/></text:span><text:span text:style-name="T3_79">wcale</text:span><text:span text:style-name="T3_80"><text:s/></text:span><text:span text:style-name="T3_81">nie</text:span><text:span text:style-name="T3_82"><text:s/></text:span><text:span text:style-name="T3_83">przeszkadza</text:span><text:span text:style-name="T3_84"><text:s/></text:span><text:span text:style-name="T3_85">w</text:span><text:span text:style-name="T3_86"><text:s/></text:span><text:span text:style-name="T3_87">wygrywaniu</text:span><text:span text:style-name="T3_88"><text:s/></text:span><text:span text:style-name="T3_89">tym</text:span><text:span text:style-name="T3_90"><text:s/>„</text:span><text:span text:style-name="T3_91">złym</text:span><text:span text:style-name="T3_92">”.<text:s/></text:span></text:p>
      <text:p text:style-name="P4"/>
      <text:p text:style-name="P5"><text:span text:style-name="T5_1">Dolar</text:span><text:span text:style-name="T5_2">84</text:span></text:p>
      <text:p text:style-name="P6"><text:span text:style-name="T6_1">No</text:span><text:span text:style-name="T6_2"><text:s/></text:span><text:span text:style-name="T6_3">proszę</text:span><text:span text:style-name="T6_4">,<text:s/></text:span><text:span text:style-name="T6_5">proszę</text:span><text:span text:style-name="T6_6">…<text:s/></text:span><text:span text:style-name="T6_7">doczekały</text:span><text:span text:style-name="T6_8"><text:s/></text:span><text:span text:style-name="T6_9">się</text:span><text:span text:style-name="T6_10">.<text:s/></text:span><text:span text:style-name="T6_11">W</text:span><text:span text:style-name="T6_12"><text:s/></text:span><text:span text:style-name="T6_13">sumie</text:span><text:span text:style-name="T6_14"><text:s/></text:span><text:span text:style-name="T6_15">już</text:span><text:span text:style-name="T6_16"><text:s/></text:span><text:span text:style-name="T6_17">patrząc</text:span><text:span text:style-name="T6_18"><text:s/></text:span><text:span text:style-name="T6_19">na</text:span><text:span text:style-name="T6_20"><text:s/></text:span><text:span text:style-name="T6_21">tytuł</text:span><text:span text:style-name="T6_22">,<text:s/></text:span><text:span text:style-name="T6_23">można</text:span><text:span text:style-name="T6_24"><text:s/></text:span><text:span text:style-name="T6_25">się</text:span><text:span text:style-name="T6_26"><text:s/></text:span><text:span text:style-name="T6_27">było</text:span><text:span text:style-name="T6_28"><text:s/></text:span><text:span text:style-name="T6_29">domyślić</text:span><text:span text:style-name="T6_30">,<text:s/></text:span><text:span text:style-name="T6_31">co</text:span><text:span text:style-name="T6_32"><text:s/></text:span><text:span text:style-name="T6_33">nas</text:span><text:span text:style-name="T6_34"><text:s/></text:span><text:span text:style-name="T6_35">czeka</text:span><text:span text:style-name="T6_36"><text:s/>–<text:s/></text:span><text:span text:style-name="T6_37">taka</text:span><text:span text:style-name="T6_38"><text:s/></text:span><text:span text:style-name="T6_39">gra</text:span><text:span text:style-name="T6_40"><text:s/></text:span><text:span text:style-name="T6_41">słów</text:span><text:span text:style-name="T6_42"><text:s/></text:span><text:span text:style-name="T6_43">nie</text:span><text:span text:style-name="T6_44"><text:s/></text:span><text:span text:style-name="T6_45">powstaje</text:span><text:span text:style-name="T6_46"><text:s/></text:span><text:span text:style-name="T6_47">przypadkiem</text:span><text:span text:style-name="T6_48">.<text:s/></text:span><text:span text:style-name="T6_49">W</text:span><text:span text:style-name="T6_50"><text:s/></text:span><text:span text:style-name="T6_51">każdym</text:span><text:span text:style-name="T6_52"><text:s/></text:span><text:span text:style-name="T6_53">razie</text:span><text:span text:style-name="T6_54"><text:s/></text:span><text:span text:style-name="T6_55">fabuła</text:span><text:span text:style-name="T6_56"><text:s/></text:span><text:span text:style-name="T6_57">odcinka</text:span><text:span text:style-name="T6_58"><text:s/></text:span><text:span text:style-name="T6_59">była</text:span><text:span text:style-name="T6_60"><text:s/></text:span><text:span text:style-name="T6_61">ciekawa</text:span><text:span text:style-name="T6_62">,<text:s/></text:span><text:span text:style-name="T6_63">a</text:span><text:span text:style-name="T6_64"><text:s/></text:span><text:span text:style-name="T6_65">wprowadzenie</text:span><text:span text:style-name="T6_66"><text:s/></text:span><text:span text:style-name="T6_67">matki</text:span><text:span text:style-name="T6_68"><text:s/></text:span><text:span text:style-name="T6_69">Diamond</text:span><text:span text:style-name="T6_70"><text:s/></text:span><text:span text:style-name="T6_71">Tiary</text:span><text:span text:style-name="T6_72"><text:s/></text:span><text:span text:style-name="T6_73">jako</text:span><text:span text:style-name="T6_74"><text:s/></text:span><text:span text:style-name="T6_75">wrednej</text:span><text:span text:style-name="T6_76"><text:s/></text:span><text:span text:style-name="T6_77">mendy</text:span><text:span text:style-name="T6_78"><text:s/></text:span><text:span text:style-name="T6_79">pomogło</text:span><text:span text:style-name="T6_80"><text:s/>(</text:span><text:span text:style-name="T6_81">częściowo</text:span><text:span text:style-name="T6_82">)<text:s/></text:span><text:span text:style-name="T6_83">zrehabilitować</text:span><text:span text:style-name="T6_84"><text:s/></text:span><text:span text:style-name="T6_85">tę</text:span><text:span text:style-name="T6_86"><text:s/></text:span><text:span text:style-name="T6_87">postać</text:span><text:span text:style-name="T6_88">.<text:s/></text:span><text:span text:style-name="T6_89">Co</text:span><text:span text:style-name="T6_90"><text:s/></text:span><text:span text:style-name="T6_91">do</text:span><text:span text:style-name="T6_92"><text:s/></text:span><text:span text:style-name="T6_93">samych</text:span><text:span text:style-name="T6_94"><text:s/></text:span><text:span text:style-name="T6_95">znaczków</text:span><text:span text:style-name="T6_96">,<text:s/></text:span><text:span text:style-name="T6_97">to</text:span><text:span text:style-name="T6_98"><text:s/></text:span><text:span text:style-name="T6_99">są</text:span><text:span text:style-name="T6_100"><text:s/></text:span><text:span text:style-name="T6_101">na</text:span><text:span text:style-name="T6_102"><text:s/></text:span><text:span text:style-name="T6_103">tyle</text:span><text:span text:style-name="T6_104"><text:s/></text:span><text:span text:style-name="T6_105">niesprecyzowane</text:span><text:span text:style-name="T6_106">,<text:s/></text:span><text:span text:style-name="T6_107">iż</text:span><text:span text:style-name="T6_108"><text:s/></text:span><text:span text:style-name="T6_109">otwierają</text:span><text:span text:style-name="T6_110"><text:s/></text:span><text:span text:style-name="T6_111">przed</text:span><text:span text:style-name="T6_112"><text:s/></text:span><text:span text:style-name="T6_113">twórcami</text:span><text:span text:style-name="T6_114"><text:s/></text:span><text:span text:style-name="T6_115">istny</text:span><text:span text:style-name="T6_116"><text:s/></text:span><text:span text:style-name="T6_117">legion</text:span><text:span text:style-name="T6_118"><text:s/></text:span><text:span text:style-name="T6_119">możliwości</text:span><text:span text:style-name="T6_120"><text:s/>–<text:s/></text:span><text:span text:style-name="T6_121">pytanie</text:span><text:span text:style-name="T6_122">,<text:s/></text:span><text:span text:style-name="T6_123">czy</text:span><text:span text:style-name="T6_124"><text:s/></text:span><text:span text:style-name="T6_125">i</text:span><text:span text:style-name="T6_126"><text:s/></text:span><text:span text:style-name="T6_127">jak</text:span><text:span text:style-name="T6_128"><text:s/></text:span><text:span text:style-name="T6_129">zostanie</text:span><text:span text:style-name="T6_130"><text:s/></text:span><text:span text:style-name="T6_131">to</text:span><text:span text:style-name="T6_132"><text:s/></text:span><text:span text:style-name="T6_133">wykorzystane</text:span><text:span text:style-name="T6_134">?<text:s/></text:span><text:span text:style-name="T6_135">Forma</text:span><text:span text:style-name="T6_136"><text:s/></text:span><text:span text:style-name="T6_137">musicalu</text:span><text:span text:style-name="T6_138"><text:s/></text:span><text:span text:style-name="T6_139">była</text:span><text:span text:style-name="T6_140"><text:s/></text:span><text:span text:style-name="T6_141">wyjątkowo</text:span><text:span text:style-name="T6_142"><text:s/></text:span><text:span text:style-name="T6_143">odpowiednia</text:span><text:span text:style-name="T6_144"><text:s/></text:span><text:span text:style-name="T6_145">dla</text:span><text:span text:style-name="T6_146"><text:s/></text:span><text:span text:style-name="T6_147">tego</text:span><text:span text:style-name="T6_148"><text:s/></text:span><text:span text:style-name="T6_149">odcinka</text:span><text:span text:style-name="T6_150">,<text:s/></text:span><text:span text:style-name="T6_151">a</text:span><text:span text:style-name="T6_152"><text:s/></text:span><text:span text:style-name="T6_153">piosenki</text:span><text:span text:style-name="T6_154"><text:s/></text:span><text:span text:style-name="T6_155">łatwo</text:span><text:span text:style-name="T6_156"><text:s/></text:span><text:span text:style-name="T6_157">wpadały</text:span><text:span text:style-name="T6_158"><text:s/></text:span><text:span text:style-name="T6_159">w</text:span><text:span text:style-name="T6_160"><text:s/></text:span><text:span text:style-name="T6_161">ucho</text:span><text:span text:style-name="T6_162"><text:s/>–<text:s/></text:span><text:span text:style-name="T6_163">szczególnie</text:span><text:span text:style-name="T6_164"><text:s/></text:span><text:span text:style-name="T6_165">ta</text:span><text:span text:style-name="T6_166">,<text:s/></text:span><text:span text:style-name="T6_167">gdzie</text:span><text:span text:style-name="T6_168"><text:s/></text:span><text:span text:style-name="T6_169">CMC</text:span><text:span text:style-name="T6_170"><text:s/></text:span><text:span text:style-name="T6_171">śpiewały</text:span><text:span text:style-name="T6_172"><text:s/></text:span><text:span text:style-name="T6_173">razem</text:span><text:span text:style-name="T6_174"><text:s/></text:span><text:span text:style-name="T6_175">z</text:span><text:span text:style-name="T6_176"><text:s/></text:span><text:span text:style-name="T6_177">Diamond</text:span><text:span text:style-name="T6_178"><text:s/></text:span><text:span text:style-name="T6_179">Tiarą</text:span><text:span text:style-name="T6_180"><text:s/></text:span><text:span text:style-name="T6_181">podczas</text:span><text:span text:style-name="T6_182"><text:s/></text:span><text:span text:style-name="T6_183">galopu</text:span><text:span text:style-name="T6_184"><text:s/></text:span><text:span text:style-name="T6_185">ulicami</text:span><text:span text:style-name="T6_186"><text:s/></text:span><text:span text:style-name="T6_187">Ponyville</text:span><text:span text:style-name="T6_188">.<text:s/></text:span><text:span text:style-name="T6_189">Reakcje</text:span><text:span text:style-name="T6_190"><text:s/></text:span><text:span text:style-name="T6_191">rodzin</text:span><text:span text:style-name="T6_192"><text:s/></text:span><text:span text:style-name="T6_193">i</text:span><text:span text:style-name="T6_194"><text:s/></text:span><text:span text:style-name="T6_195">znajomych</text:span><text:span text:style-name="T6_196"><text:s/></text:span><text:span text:style-name="T6_197">na</text:span><text:span text:style-name="T6_198"><text:s/></text:span><text:span text:style-name="T6_199">pojawienie</text:span><text:span text:style-name="T6_200"><text:s/></text:span><text:span text:style-name="T6_201">się</text:span><text:span text:style-name="T6_202"><text:s/></text:span><text:span text:style-name="T6_203">znaczków</text:span><text:span text:style-name="T6_204"><text:s/></text:span><text:span text:style-name="T6_205">były</text:span><text:span text:style-name="T6_206"><text:s/></text:span><text:span text:style-name="T6_207">dobre</text:span><text:span text:style-name="T6_208"><text:s/>–<text:s/></text:span><text:span text:style-name="T6_209">nieprzesadzone</text:span><text:span text:style-name="T6_210"><text:s/></text:span><text:span text:style-name="T6_211">i</text:span><text:span text:style-name="T6_212"><text:s/></text:span><text:span text:style-name="T6_213">miejscami</text:span><text:span text:style-name="T6_214"><text:s/></text:span><text:span text:style-name="T6_215">zabawne</text:span><text:span text:style-name="T6_216"><text:s/>–<text:s/></text:span><text:span text:style-name="T6_217">mina</text:span><text:span text:style-name="T6_218"><text:s/></text:span><text:span text:style-name="T6_219">Big</text:span><text:span text:style-name="T6_220"><text:s/></text:span><text:span text:style-name="T6_221">Macintosha</text:span><text:span text:style-name="T6_222"><text:s/></text:span><text:span text:style-name="T6_223">to</text:span><text:span text:style-name="T6_224"><text:s/></text:span><text:span text:style-name="T6_225">istna</text:span><text:span text:style-name="T6_226"><text:s/></text:span><text:span text:style-name="T6_227">poezja</text:span><text:span text:style-name="T6_228"><text:s/></text:span><text:span text:style-name="T6_229">humoru</text:span><text:span text:style-name="T6_230">.<text:s/></text:span><text:span text:style-name="T6_231">No</text:span><text:span text:style-name="T6_232"><text:s/></text:span><text:span text:style-name="T6_233">i</text:span><text:span text:style-name="T6_234"><text:s/></text:span><text:span text:style-name="T6_235">pojawiła</text:span><text:span text:style-name="T6_236"><text:s/></text:span><text:span text:style-name="T6_237">się</text:span><text:span text:style-name="T6_238"><text:s/></text:span><text:span text:style-name="T6_239">Derpy</text:span><text:span text:style-name="T6_240">,<text:s/></text:span><text:span text:style-name="T6_241">a</text:span><text:span text:style-name="T6_242"><text:s/></text:span><text:span text:style-name="T6_243">to</text:span><text:span text:style-name="T6_244"><text:s/></text:span><text:span text:style-name="T6_245">zawsze</text:span><text:span text:style-name="T6_246"><text:s/></text:span><text:span text:style-name="T6_247">plus</text:span><text:span text:style-name="T6_248">.<text:s/></text:span><text:span text:style-name="T6_249">Odcinek</text:span><text:span text:style-name="T6_250"><text:s/></text:span><text:span text:style-name="T6_251">oceniam</text:span><text:span text:style-name="T6_252"><text:s/></text:span><text:span text:style-name="T6_253">bardzo</text:span><text:span text:style-name="T6_254"><text:s/></text:span><text:span text:style-name="T6_255">wysoko</text:span><text:span text:style-name="T6_256"><text:s/>–<text:s/></text:span><text:span text:style-name="T6_257">jego</text:span><text:span text:style-name="T6_258"><text:s/></text:span><text:span text:style-name="T6_259">oglądanie</text:span><text:span text:style-name="T6_260"><text:s/></text:span><text:span text:style-name="T6_261">było</text:span><text:span text:style-name="T6_262"><text:s/></text:span><text:span text:style-name="T6_263">czystą</text:span><text:span text:style-name="T6_264"><text:s/></text:span><text:span text:style-name="T6_265">przyjemnością</text:span><text:span text:style-name="T6_266">.</text:span></text:p>
      <text:p text:style-name="P7"/>
      <text:p text:style-name="P8"><text:span text:style-name="T8_1">aTOM</text:span></text:p>
      <text:p text:style-name="P9"><text:span text:style-name="T9_1">Powinienem</text:span><text:span text:style-name="T9_2"><text:s/></text:span><text:span text:style-name="T9_3">coś</text:span><text:span text:style-name="T9_4"><text:s/></text:span><text:span text:style-name="T9_5">pewnie</text:span><text:span text:style-name="T9_6"><text:s/></text:span><text:span text:style-name="T9_7">napisać</text:span><text:span text:style-name="T9_8"><text:s/></text:span><text:span text:style-name="T9_9">o</text:span><text:span text:style-name="T9_10"><text:s/></text:span><text:span text:style-name="T9_11">znaczkach</text:span><text:span text:style-name="T9_12">,<text:s/></text:span><text:span text:style-name="T9_13">o</text:span><text:span text:style-name="T9_14"><text:s/></text:span><text:span text:style-name="T9_15">rozwinięciu</text:span><text:span text:style-name="T9_16"><text:s/></text:span><text:span text:style-name="T9_17">postaci</text:span><text:span text:style-name="T9_18"><text:s/></text:span><text:span text:style-name="T9_19">Diamond</text:span><text:span text:style-name="T9_20"><text:s/></text:span><text:span text:style-name="T9_21">Tiary</text:span><text:span text:style-name="T9_22">,<text:s/></text:span><text:span text:style-name="T9_23">o</text:span><text:span text:style-name="T9_24"><text:s/></text:span><text:span text:style-name="T9_25">musicalowej</text:span><text:span text:style-name="T9_26"><text:s/></text:span><text:span text:style-name="T9_27">formie</text:span><text:span text:style-name="T9_28"><text:s/></text:span><text:span text:style-name="T9_29">odcinka</text:span><text:span text:style-name="T9_30">…<text:s/></text:span><text:span text:style-name="T9_31">ale</text:span><text:span text:style-name="T9_32"><text:s/></text:span><text:span text:style-name="T9_33">prawdę</text:span><text:span text:style-name="T9_34"><text:s/></text:span><text:span text:style-name="T9_35">mówiąc</text:span><text:span text:style-name="T9_36">,<text:s/></text:span><text:span text:style-name="T9_37">mam</text:span><text:span text:style-name="T9_38"><text:s/></text:span><text:span text:style-name="T9_39">to</text:span><text:span text:style-name="T9_40"><text:s/></text:span><text:span text:style-name="T9_41">wszystko</text:span><text:span text:style-name="T9_42"><text:s/></text:span><text:span text:style-name="T9_43">w</text:span><text:span text:style-name="T9_44"><text:s/></text:span><text:span text:style-name="T9_45">plocie</text:span><text:span text:style-name="T9_46">,<text:s/></text:span><text:span text:style-name="T9_47">bo</text:span><text:span text:style-name="T9_48"><text:s/></text:span><text:span text:style-name="T9_49">te</text:span><text:span text:style-name="T9_50"><text:s/></text:span><text:span text:style-name="T9_51">dwadzieścia</text:span><text:span text:style-name="T9_52"><text:s/></text:span><text:span text:style-name="T9_53">kilka</text:span><text:span text:style-name="T9_54"><text:s/></text:span><text:span text:style-name="T9_55">minut</text:span><text:span text:style-name="T9_56"><text:s/></text:span><text:span text:style-name="T9_57">zostało</text:span><text:span text:style-name="T9_58"><text:s/></text:span><text:span text:style-name="T9_59">jak</text:span><text:span text:style-name="T9_60"><text:s/></text:span><text:span text:style-name="T9_61">dla</text:span><text:span text:style-name="T9_62"><text:s/></text:span><text:span text:style-name="T9_63">mnie</text:span><text:span text:style-name="T9_64"><text:s/></text:span><text:span text:style-name="T9_65">całkowicie</text:span><text:span text:style-name="T9_66"><text:s/></text:span><text:span text:style-name="T9_67">i</text:span><text:span text:style-name="T9_68"><text:s/></text:span><text:span text:style-name="T9_69">absolutnie</text:span><text:span text:style-name="T9_70"><text:s/></text:span><text:span text:style-name="T9_71">zdominowane</text:span><text:span text:style-name="T9_72"><text:s/></text:span><text:span text:style-name="T9_73">przez</text:span><text:span text:style-name="T9_74"><text:s/></text:span><text:span text:style-name="T9_75">piosenkę</text:span><text:span text:style-name="T9_76"><text:s/></text:span><text:span text:style-name="T9_77">DT</text:span><text:span text:style-name="T9_78">.<text:s/></text:span><text:span text:style-name="T9_79">No</text:span><text:span text:style-name="T9_80"><text:s/></text:span><text:span text:style-name="T9_81">miód</text:span><text:span text:style-name="T9_82">!<text:s/></text:span><text:span text:style-name="T9_83">Ten</text:span><text:span text:style-name="T9_84"><text:s/></text:span><text:span text:style-name="T9_85">tekst</text:span><text:span text:style-name="T9_86">,<text:s/></text:span><text:span text:style-name="T9_87">melodia</text:span><text:span text:style-name="T9_88">,<text:s/></text:span><text:span text:style-name="T9_89">emocje</text:span><text:span text:style-name="T9_90">!<text:s/></text:span><text:span text:style-name="T9_91">Absolutnie</text:span><text:span text:style-name="T9_92"><text:s/></text:span><text:span text:style-name="T9_93">numer</text:span><text:span text:style-name="T9_94"><text:s/></text:span><text:span text:style-name="T9_95">jeden</text:span><text:span text:style-name="T9_96">,<text:s/></text:span><text:span text:style-name="T9_97">jeśli</text:span><text:span text:style-name="T9_98"><text:s/></text:span><text:span text:style-name="T9_99">chodzi</text:span><text:span text:style-name="T9_100"><text:s/></text:span><text:span text:style-name="T9_101">o</text:span><text:span text:style-name="T9_102"><text:s/></text:span><text:span text:style-name="T9_103">utwory</text:span><text:span text:style-name="T9_104"><text:s/></text:span><text:span text:style-name="T9_105">z</text:span><text:span text:style-name="T9_106"><text:s/></text:span><text:span text:style-name="T9_107">piątego</text:span><text:span text:style-name="T9_108"><text:s/></text:span><text:span text:style-name="T9_109">sezonu</text:span><text:span text:style-name="T9_110">.<text:s/></text:span><text:span text:style-name="T9_111">Osobiście</text:span><text:span text:style-name="T9_112"><text:s/></text:span><text:span text:style-name="T9_113">nie</text:span><text:span text:style-name="T9_114"><text:s/></text:span><text:span text:style-name="T9_115">rozumiem</text:span><text:span text:style-name="T9_116"><text:s/></text:span><text:span text:style-name="T9_117">też</text:span><text:span text:style-name="T9_118"><text:s/></text:span><text:span text:style-name="T9_119">hejtu</text:span><text:span text:style-name="T9_120"><text:s/></text:span><text:span text:style-name="T9_121">niektórych</text:span><text:span text:style-name="T9_122"><text:s/></text:span><text:span text:style-name="T9_123">na</text:span><text:span text:style-name="T9_124"><text:s/></text:span><text:span text:style-name="T9_125">długo</text:span><text:span text:style-name="T9_126"><text:s/></text:span><text:span text:style-name="T9_127">oczekiwane</text:span><text:span text:style-name="T9_128"><text:s/></text:span><text:span text:style-name="T9_129">znaczki</text:span><text:span text:style-name="T9_130"><text:s/></text:span><text:span text:style-name="T9_131">CMC</text:span><text:span text:style-name="T9_132"><text:s/>–<text:s/></text:span><text:span text:style-name="T9_133">jak</text:span><text:span text:style-name="T9_134"><text:s/></text:span><text:span text:style-name="T9_135">dla</text:span><text:span text:style-name="T9_136"><text:s/></text:span><text:span text:style-name="T9_137">mnie</text:span><text:span text:style-name="T9_138"><text:s/></text:span><text:span text:style-name="T9_139">twórcy</text:span><text:span text:style-name="T9_140"><text:s/></text:span><text:span text:style-name="T9_141">rozwiązali</text:span><text:span text:style-name="T9_142"><text:s/></text:span><text:span text:style-name="T9_143">to</text:span><text:span text:style-name="T9_144"><text:s/></text:span><text:span text:style-name="T9_145">w</text:span><text:span text:style-name="T9_146"><text:s/></text:span><text:span text:style-name="T9_147">najlepszy</text:span><text:span text:style-name="T9_148"><text:s/></text:span><text:span text:style-name="T9_149">z</text:span><text:span text:style-name="T9_150"><text:s/></text:span><text:span text:style-name="T9_151">możliwych</text:span><text:span text:style-name="T9_152"><text:s/></text:span><text:span text:style-name="T9_153">sposobów</text:span><text:span text:style-name="T9_154">,<text:s/></text:span><text:span text:style-name="T9_155">w</text:span><text:span text:style-name="T9_156"><text:s/></text:span><text:span text:style-name="T9_157">dodatku</text:span><text:span text:style-name="T9_158"><text:s/></text:span><text:span text:style-name="T9_159">dość</text:span><text:span text:style-name="T9_160"><text:s/></text:span><text:span text:style-name="T9_161">niespodziewany</text:span><text:span text:style-name="T9_162">.<text:s/></text:span><text:span text:style-name="T9_163">Większość</text:span><text:span text:style-name="T9_164"><text:s/></text:span><text:span text:style-name="T9_165">sądziła</text:span><text:span text:style-name="T9_166">,<text:s/></text:span><text:span text:style-name="T9_167">że</text:span><text:span text:style-name="T9_168"><text:s/></text:span><text:span text:style-name="T9_169">znaczki</text:span><text:span text:style-name="T9_170"><text:s/></text:span><text:span text:style-name="T9_171">będą</text:span><text:span text:style-name="T9_172"><text:s/></text:span><text:span text:style-name="T9_173">takie</text:span><text:span text:style-name="T9_174"><text:s/></text:span><text:span text:style-name="T9_175">same</text:span><text:span text:style-name="T9_176"><text:s/></text:span><text:span text:style-name="T9_177">albo</text:span><text:span text:style-name="T9_178"><text:s/></text:span><text:span text:style-name="T9_179">kompletnie</text:span><text:span text:style-name="T9_180"><text:s/></text:span><text:span text:style-name="T9_181">różne</text:span><text:span text:style-name="T9_182">,<text:s/></text:span><text:span text:style-name="T9_183">a</text:span><text:span text:style-name="T9_184"><text:s/></text:span><text:span text:style-name="T9_185">tu</text:span><text:span text:style-name="T9_186">…<text:s/></text:span><text:span text:style-name="T9_187">mamy</text:span><text:span text:style-name="T9_188"><text:s/></text:span><text:span text:style-name="T9_189">najwyraźniej</text:span><text:span text:style-name="T9_190"><text:s/></text:span><text:span text:style-name="T9_191">połączenie</text:span><text:span text:style-name="T9_192"><text:s/></text:span><text:span text:style-name="T9_193">obu</text:span><text:span text:style-name="T9_194"><text:s/></text:span><text:span text:style-name="T9_195">idei</text:span><text:span text:style-name="T9_196">.<text:s/></text:span><text:span text:style-name="T9_197">I</text:span><text:span text:style-name="T9_198"><text:s/></text:span><text:span text:style-name="T9_199">to</text:span><text:span text:style-name="T9_200"><text:s/></text:span><text:span text:style-name="T9_201">jest</text:span><text:span text:style-name="T9_202"><text:s/></text:span><text:span text:style-name="T9_203">dobre</text:span><text:span text:style-name="T9_20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